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27cm" table:align="left" style:shadow="none" style:may-break-between-rows="false"/>
    </style:style>
    <style:style style:name="BalanceSheet.A" style:family="table-column">
      <style:table-column-properties style:column-width="6.782cm"/>
    </style:style>
    <style:style style:name="BalanceSheet.B" style:family="table-column">
      <style:table-column-properties style:column-width="2.628cm"/>
    </style:style>
    <style:style style:name="BalanceSheet.C" style:family="table-column">
      <style:table-column-properties style:column-width="2.716cm"/>
    </style:style>
    <style:style style:name="BalanceSheet.1" style:family="table-row"/>
    <style:style style:name="BalanceSheet.A1" style:family="table-cell">
      <style:table-cell-properties fo:padding="0.097cm" fo:border="none"/>
    </style:style>
    <style:style style:name="P1" style:family="paragraph" style:parent-style-name="Text_20_body">
      <style:text-properties officeooo:rsid="00069953" officeooo:paragraph-rsid="00069953"/>
    </style:style>
    <style:style style:name="P2" style:family="paragraph" style:parent-style-name="Text_20_body">
      <style:text-properties officeooo:paragraph-rsid="00130228"/>
    </style:style>
    <style:style style:name="P3" style:family="paragraph" style:parent-style-name="Text_20_body">
      <style:text-properties officeooo:paragraph-rsid="0018fcc3"/>
    </style:style>
    <style:style style:name="P4" style:family="paragraph" style:parent-style-name="Text_20_body" style:master-page-name="">
      <style:paragraph-properties fo:line-height="100%" style:page-number="auto"/>
      <style:text-properties officeooo:rsid="002fde17" officeooo:paragraph-rsid="002fde17"/>
    </style:style>
    <style:style style:name="P5" style:family="paragraph" style:parent-style-name="Title">
      <style:text-properties officeooo:rsid="00069953" officeooo:paragraph-rsid="00321152"/>
    </style:style>
    <style:style style:name="P6" style:family="paragraph" style:parent-style-name="Text_20_body">
      <style:text-properties officeooo:rsid="003b4861" officeooo:paragraph-rsid="003b4861"/>
    </style:style>
    <style:style style:name="P7" style:family="paragraph" style:parent-style-name="Text_20_body">
      <style:text-properties officeooo:rsid="003c6823" officeooo:paragraph-rsid="003c6823"/>
    </style:style>
    <style:style style:name="P8" style:family="paragraph" style:parent-style-name="Text_20_body">
      <style:text-properties officeooo:rsid="003ca49e" officeooo:paragraph-rsid="003ca49e"/>
    </style:style>
    <style:style style:name="P9" style:family="paragraph" style:parent-style-name="Text_20_body">
      <style:text-properties officeooo:paragraph-rsid="0058bf83"/>
    </style:style>
    <style:style style:name="P10" style:family="paragraph" style:parent-style-name="Text_20_body">
      <style:text-properties officeooo:paragraph-rsid="005aeef7"/>
    </style:style>
    <style:style style:name="P11" style:family="paragraph" style:parent-style-name="Text_20_body">
      <style:text-properties officeooo:paragraph-rsid="006481b3"/>
    </style:style>
    <style:style style:name="P12" style:family="paragraph" style:parent-style-name="Text_20_body">
      <style:text-properties officeooo:rsid="0066120b" officeooo:paragraph-rsid="0066120b"/>
    </style:style>
    <style:style style:name="P13" style:family="paragraph" style:parent-style-name="Text_20_body">
      <style:text-properties officeooo:rsid="006839b5" officeooo:paragraph-rsid="006839b5"/>
    </style:style>
    <style:style style:name="P14" style:family="paragraph" style:parent-style-name="Text_20_body">
      <style:text-properties officeooo:rsid="007f0f08" officeooo:paragraph-rsid="007f0f08"/>
    </style:style>
    <style:style style:name="P15" style:family="paragraph" style:parent-style-name="Text_20_body">
      <style:text-properties officeooo:rsid="008072d4" officeooo:paragraph-rsid="008072d4"/>
    </style:style>
    <style:style style:name="P16" style:family="paragraph" style:parent-style-name="Text_20_body">
      <style:text-properties officeooo:paragraph-rsid="0081dbf8"/>
    </style:style>
    <style:style style:name="P17" style:family="paragraph" style:parent-style-name="Text_20_body">
      <style:text-properties officeooo:rsid="00aecdb8" officeooo:paragraph-rsid="00aecdb8"/>
    </style:style>
    <style:style style:name="P18" style:family="paragraph" style:parent-style-name="Text_20_body">
      <style:text-properties officeooo:rsid="00b4e2f4" officeooo:paragraph-rsid="00b4e2f4"/>
    </style:style>
    <style:style style:name="P19" style:family="paragraph" style:parent-style-name="Text_20_body">
      <style:text-properties officeooo:rsid="00bdde37" officeooo:paragraph-rsid="00bdde37"/>
    </style:style>
    <style:style style:name="P20" style:family="paragraph" style:parent-style-name="Text_20_body">
      <style:text-properties officeooo:rsid="00c2838e" officeooo:paragraph-rsid="00c2838e"/>
    </style:style>
    <style:style style:name="P21" style:family="paragraph" style:parent-style-name="Heading_20_1">
      <style:text-properties officeooo:rsid="0014db5d" officeooo:paragraph-rsid="0014db5d"/>
    </style:style>
    <style:style style:name="P22" style:family="paragraph" style:parent-style-name="Heading_20_1">
      <style:text-properties officeooo:rsid="0018fcc3" officeooo:paragraph-rsid="0018fcc3"/>
    </style:style>
    <style:style style:name="P23" style:family="paragraph" style:parent-style-name="Heading_20_1">
      <style:text-properties officeooo:rsid="003f3144" officeooo:paragraph-rsid="003f3144"/>
    </style:style>
    <style:style style:name="P24" style:family="paragraph" style:parent-style-name="Heading_20_1">
      <style:text-properties officeooo:rsid="004e9ba4" officeooo:paragraph-rsid="004e9ba4"/>
    </style:style>
    <style:style style:name="P25" style:family="paragraph" style:parent-style-name="Heading_20_1">
      <style:text-properties officeooo:rsid="00562889" officeooo:paragraph-rsid="00562889"/>
    </style:style>
    <style:style style:name="P26" style:family="paragraph" style:parent-style-name="Heading_20_1">
      <style:paragraph-properties fo:break-before="page"/>
      <style:text-properties officeooo:rsid="000a9a12" officeooo:paragraph-rsid="000a9a12"/>
    </style:style>
    <style:style style:name="P27" style:family="paragraph" style:parent-style-name="Heading_20_1">
      <style:paragraph-properties fo:break-before="page"/>
      <style:text-properties officeooo:rsid="00130228" officeooo:paragraph-rsid="00130228"/>
    </style:style>
    <style:style style:name="P28"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29" style:family="paragraph" style:parent-style-name="Subtitle">
      <style:text-properties officeooo:rsid="00713390" officeooo:paragraph-rsid="00713390"/>
    </style:style>
    <style:style style:name="P30" style:family="paragraph" style:parent-style-name="Subtitle">
      <style:text-properties fo:font-size="12pt" style:font-size-asian="12pt" style:font-size-complex="12pt"/>
    </style:style>
    <style:style style:name="P31" style:family="paragraph" style:parent-style-name="Heading_20_2">
      <style:text-properties officeooo:paragraph-rsid="00158f1c"/>
    </style:style>
    <style:style style:name="P32" style:family="paragraph" style:parent-style-name="Heading_20_2">
      <style:text-properties officeooo:rsid="0036272e" officeooo:paragraph-rsid="0036272e"/>
    </style:style>
    <style:style style:name="P33" style:family="paragraph" style:parent-style-name="Heading_20_2">
      <style:text-properties officeooo:paragraph-rsid="0037e732"/>
    </style:style>
    <style:style style:name="P34" style:family="paragraph" style:parent-style-name="Heading_20_2">
      <style:text-properties officeooo:rsid="00aab0f2" officeooo:paragraph-rsid="00aab0f2"/>
    </style:style>
    <style:style style:name="P35" style:family="paragraph" style:parent-style-name="Heading_20_2">
      <style:text-properties officeooo:rsid="00b7c44f" officeooo:paragraph-rsid="00b7c44f"/>
    </style:style>
    <style:style style:name="P36" style:family="paragraph" style:parent-style-name="Heading_20_2">
      <style:text-properties officeooo:rsid="00b9e419" officeooo:paragraph-rsid="00b9e419"/>
    </style:style>
    <style:style style:name="P37" style:family="paragraph" style:parent-style-name="Table_20_Contents">
      <style:paragraph-properties fo:text-align="end" style:justify-single-word="false"/>
      <style:text-properties officeooo:rsid="0071f629" officeooo:paragraph-rsid="0071f629"/>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text-properties officeooo:rsid="0006bfc4" officeooo:paragraph-rsid="0006bfc4"/>
    </style:style>
    <style:style style:name="P40" style:family="paragraph" style:parent-style-name="Table_20_Contents">
      <style:paragraph-properties fo:text-align="start" style:justify-single-word="false"/>
      <style:text-properties officeooo:rsid="0006bfc4" officeooo:paragraph-rsid="0006bfc4"/>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43"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44" style:family="paragraph" style:parent-style-name="Table_20_Contents">
      <style:paragraph-properties fo:text-align="end" style:justify-single-word="false"/>
      <style:text-properties fo:font-size="10pt" style:font-size-asian="10pt" style:font-size-complex="10pt"/>
    </style:style>
    <style:style style:name="P45"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46"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47"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48"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49"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50"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51"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52"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53" style:family="paragraph" style:parent-style-name="Table_20_Contents">
      <style:paragraph-properties fo:text-align="end" style:justify-single-word="false"/>
      <style:text-properties fo:font-size="10pt" style:text-underline-style="none" style:font-size-asian="10pt" style:font-size-complex="10pt"/>
    </style:style>
    <style:style style:name="P54"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55"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57"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58"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59"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60"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61"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62"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63"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64"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65"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66" style:family="paragraph" style:parent-style-name="Header">
      <style:text-properties officeooo:rsid="0041b8b5" officeooo:paragraph-rsid="0041b8b5"/>
    </style:style>
    <style:style style:name="P67" style:family="paragraph" style:parent-style-name="Contents_20_2">
      <style:paragraph-properties>
        <style:tab-stops>
          <style:tab-stop style:position="16.011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Footnote">
      <style:text-properties officeooo:rsid="00aecdb8" officeooo:paragraph-rsid="00aecdb8"/>
    </style:style>
    <style:style style:name="P70" style:family="paragraph" style:parent-style-name="Footnote">
      <style:text-properties officeooo:rsid="00b4e2f4" officeooo:paragraph-rsid="00b4e2f4"/>
    </style:style>
    <style:style style:name="P71" style:family="paragraph" style:parent-style-name="Footnote">
      <style:text-properties officeooo:rsid="00bdde37" officeooo:paragraph-rsid="00bdde37"/>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6272e"/>
    </style:style>
    <style:style style:name="T3" style:family="text">
      <style:text-properties officeooo:rsid="003dbb75"/>
    </style:style>
    <style:style style:name="T4" style:family="text">
      <style:text-properties officeooo:rsid="004822db"/>
    </style:style>
    <style:style style:name="T5" style:family="text">
      <style:text-properties officeooo:rsid="004cdf47"/>
    </style:style>
    <style:style style:name="T6" style:family="text">
      <style:text-properties officeooo:rsid="0051e12c"/>
    </style:style>
    <style:style style:name="T7" style:family="text">
      <style:text-properties officeooo:rsid="0052bf5c"/>
    </style:style>
    <style:style style:name="T8" style:family="text">
      <style:text-properties officeooo:rsid="00540c1d"/>
    </style:style>
    <style:style style:name="T9" style:family="text">
      <style:text-properties officeooo:rsid="0054a673"/>
    </style:style>
    <style:style style:name="T10" style:family="text">
      <style:text-properties officeooo:rsid="0058bf83"/>
    </style:style>
    <style:style style:name="T11" style:family="text">
      <style:text-properties officeooo:rsid="005aa066"/>
    </style:style>
    <style:style style:name="T12" style:family="text">
      <style:text-properties officeooo:rsid="005aeef7"/>
    </style:style>
    <style:style style:name="T13" style:family="text">
      <style:text-properties officeooo:rsid="005bebb0"/>
    </style:style>
    <style:style style:name="T14" style:family="text">
      <style:text-properties officeooo:rsid="005ceb65"/>
    </style:style>
    <style:style style:name="T15" style:family="text">
      <style:text-properties officeooo:rsid="005d5d61"/>
    </style:style>
    <style:style style:name="T16" style:family="text">
      <style:text-properties officeooo:rsid="005ec9da"/>
    </style:style>
    <style:style style:name="T17" style:family="text">
      <style:text-properties officeooo:rsid="005fc910"/>
    </style:style>
    <style:style style:name="T18" style:family="text">
      <style:text-properties officeooo:rsid="0060dd56"/>
    </style:style>
    <style:style style:name="T19" style:family="text">
      <style:text-properties officeooo:rsid="00615c34"/>
    </style:style>
    <style:style style:name="T20" style:family="text">
      <style:text-properties officeooo:rsid="00617eea"/>
    </style:style>
    <style:style style:name="T21" style:family="text">
      <style:text-properties officeooo:rsid="00628463"/>
    </style:style>
    <style:style style:name="T22" style:family="text">
      <style:text-properties officeooo:rsid="0064e0ff"/>
    </style:style>
    <style:style style:name="T23" style:family="text">
      <style:text-properties officeooo:rsid="006708f5"/>
    </style:style>
    <style:style style:name="T24" style:family="text">
      <style:text-properties officeooo:rsid="006b087c"/>
    </style:style>
    <style:style style:name="T25" style:family="text">
      <style:text-properties officeooo:rsid="00713390"/>
    </style:style>
    <style:style style:name="T26" style:family="text">
      <style:text-properties officeooo:rsid="0077891a"/>
    </style:style>
    <style:style style:name="T27" style:family="text">
      <style:text-properties officeooo:rsid="00779a70"/>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08072d4"/>
    </style:style>
    <style:style style:name="T31" style:family="text">
      <style:text-properties officeooo:rsid="0083bf67"/>
    </style:style>
    <style:style style:name="T32" style:family="text">
      <style:text-properties officeooo:rsid="00851bef"/>
    </style:style>
    <style:style style:name="T33" style:family="text">
      <style:text-properties officeooo:rsid="00869966"/>
    </style:style>
    <style:style style:name="T34" style:family="text">
      <style:text-properties officeooo:rsid="008c6153"/>
    </style:style>
    <style:style style:name="T35" style:family="text">
      <style:text-properties officeooo:rsid="00a95441"/>
    </style:style>
    <style:style style:name="T36" style:family="text">
      <style:text-properties officeooo:rsid="00aba72a"/>
    </style:style>
    <style:style style:name="T37" style:family="text">
      <style:text-properties officeooo:rsid="00ace65d"/>
    </style:style>
    <style:style style:name="T38" style:family="text">
      <style:text-properties officeooo:rsid="00aecdb8"/>
    </style:style>
    <style:style style:name="T39" style:family="text">
      <style:text-properties officeooo:rsid="00afb073"/>
    </style:style>
    <style:style style:name="T40" style:family="text">
      <style:text-properties officeooo:rsid="00b68987"/>
    </style:style>
    <style:style style:name="T41" style:family="text">
      <style:text-properties officeooo:rsid="00c19369"/>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5">Group Marketing Report</text:span></text:p>
      <text:p text:style-name="P29">Business 2299E</text:p>
      <table:table table:name="GroupMembers" table:style-name="GroupMembers">
        <table:table-column table:style-name="GroupMembers.A" table:number-columns-repeated="3"/>
        <table:table-row>
          <table:table-cell office:value-type="string">
            <text:p text:style-name="P40">Andrew Lampert</text:p>
          </table:table-cell>
          <table:table-cell office:value-type="string">
            <text:p text:style-name="P41">-</text:p>
          </table:table-cell>
          <table:table-cell office:value-type="string">
            <text:p text:style-name="P39">250 643 797</text:p>
          </table:table-cell>
        </table:table-row>
        <table:table-row>
          <table:table-cell office:value-type="string">
            <text:p text:style-name="P40">Cody Bartel</text:p>
          </table:table-cell>
          <table:table-cell office:value-type="string">
            <text:p text:style-name="P41">-</text:p>
          </table:table-cell>
          <table:table-cell office:value-type="string">
            <text:p text:style-name="P37">250 611 144</text:p>
          </table:table-cell>
        </table:table-row>
        <table:table-row>
          <table:table-cell office:value-type="string">
            <text:p text:style-name="P40">Jamieson Kumm</text:p>
          </table:table-cell>
          <table:table-cell office:value-type="string">
            <text:p text:style-name="P41">-</text:p>
          </table:table-cell>
          <table:table-cell office:value-type="string">
            <text:p text:style-name="P38"/>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14_301007554" text:style-name="Index_20_Link" text:visited-style-name="Index_20_Link">Executive Summary<text:tab/>2</text:a></text:p>
          <text:p text:style-name="P68"><text:a xlink:type="simple" xlink:href="#__RefHeading___Toc116_301007554" text:style-name="Index_20_Link" text:visited-style-name="Index_20_Link">Introduction<text:tab/>3</text:a></text:p>
          <text:p text:style-name="P68"><text:a xlink:type="simple" xlink:href="#__RefHeading___Toc118_301007554" text:style-name="Index_20_Link" text:visited-style-name="Index_20_Link">Analysis<text:tab/>3</text:a></text:p>
          <text:p text:style-name="P67"><text:a xlink:type="simple" xlink:href="#__RefHeading___Toc120_301007554" text:style-name="Index_20_Link" text:visited-style-name="Index_20_Link">Internal<text:tab/>3</text:a></text:p>
          <text:p text:style-name="P67"><text:a xlink:type="simple" xlink:href="#__RefHeading___Toc122_301007554" text:style-name="Index_20_Link" text:visited-style-name="Index_20_Link">External<text:tab/>4</text:a></text:p>
          <text:p text:style-name="P68"><text:a xlink:type="simple" xlink:href="#__RefHeading___Toc510_630736682" text:style-name="Index_20_Link" text:visited-style-name="Index_20_Link">Target Market Selection<text:tab/>6</text:a></text:p>
          <text:p text:style-name="P68"><text:a xlink:type="simple" xlink:href="#__RefHeading___Toc124_301007554" text:style-name="Index_20_Link" text:visited-style-name="Index_20_Link">Market Plan<text:tab/>7</text:a></text:p>
          <text:p text:style-name="P67"><text:a xlink:type="simple" xlink:href="#__RefHeading___Toc345_630736682" text:style-name="Index_20_Link" text:visited-style-name="Index_20_Link">Price<text:tab/>7</text:a></text:p>
          <text:p text:style-name="P67"><text:a xlink:type="simple" xlink:href="#__RefHeading___Toc347_630736682" text:style-name="Index_20_Link" text:visited-style-name="Index_20_Link">Product<text:tab/>8</text:a></text:p>
          <text:p text:style-name="P67"><text:a xlink:type="simple" xlink:href="#__RefHeading___Toc349_630736682" text:style-name="Index_20_Link" text:visited-style-name="Index_20_Link">Place<text:tab/>8</text:a></text:p>
          <text:p text:style-name="P67"><text:a xlink:type="simple" xlink:href="#__RefHeading___Toc351_630736682" text:style-name="Index_20_Link" text:visited-style-name="Index_20_Link">Promotion<text:tab/>9</text:a></text:p>
          <text:p text:style-name="P68"><text:a xlink:type="simple" xlink:href="#__RefHeading___Toc353_630736682" text:style-name="Index_20_Link" text:visited-style-name="Index_20_Link">Financial Analysis<text:tab/>9</text:a></text:p>
          <text:p text:style-name="P68"><text:a xlink:type="simple" xlink:href="#__RefHeading___Toc128_301007554" text:style-name="Index_20_Link" text:visited-style-name="Index_20_Link">Conclusion<text:tab/>10</text:a></text:p>
          <text:p text:style-name="P68"><text:a xlink:type="simple" xlink:href="#__RefHeading___Toc1748_630736682" text:style-name="Index_20_Link" text:visited-style-name="Index_20_Link">Balance Sheet<text:tab/>11</text:a></text:p>
        </text:index-body>
      </text:table-of-content>
      <text:p text:style-name="P1"/>
      <text:h text:style-name="P26" text:outline-level="1"><text:bookmark-start text:name="__RefHeading___Toc114_301007554"/>Executive Summary<text:bookmark-end text:name="__RefHeading___Toc114_301007554"/></text:h>
      <text:p text:style-name="P4"><office:annotation office:name="__Annotation__835_630736682"><dc:creator>Andrew Lampert</dc:creator><dc:date>2016-02-16T03:50:52.174596981</dc:date><loext:sender-initials>AL</loext:sender-initials><text:list text:style-name=""><text:list-item><text:p text:style-name="P72"><text:span text:style-name="T42">Report – 3: 1 page exec summary.</text:span></text:p></text:list-item></text:list></office:annotation>This is the executive summary text asdasd asd asasdasd asd asasdasd asd asasdasd asd asasdasd asd asasdasd asd asasdasd asd asasdasd asd asasdasd asd asasdasd asd asasdasd asd asasdasd asd asasdasd asd asasdasd asd asasdasd asd asasdasd asd as<office:annotation-end office:name="__Annotation__835_630736682"/></text:p>
      <text:h text:style-name="P27" text:outline-level="1"><text:bookmark-start text:name="__RefHeading___Toc116_301007554"/>Introduction<text:bookmark-end text:name="__RefHeading___Toc116_301007554"/></text:h>
      <text:p text:style-name="P2">...</text:p>
      <text:h text:style-name="P21"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ookmark text:name="docs-internal-guid-7b443d1e-e977-e75a-2e23-608c83632a26"/>Brady, Sarah. "What Percent of Revenue to Spend on Marketing Budget?" <text:span text:style-name="T29">Vital Design</text:span>. Vital, 05 June 2015. Web. 10 Feb. 2016.</text:p></text:note-body></text:note>. David E. White Clothiers has spent very little on marketing, which shows that their marketing may have been limited by finances thus far. <text:span text:style-name="T3">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4">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11">The company, while securing its core customer <text:span text:style-name="T5">base</text:span> in London, has also participated in many local fundraising event<text:span text:style-name="T6">s</text:span>. Alongside this community recognition, the staff of the store are many long standing employees who have <text:span text:style-name="T7">displayed their commitment to the company by</text:span> <text:span text:style-name="T8">relocating</text:span> with the store over 100 <text:span text:style-name="T9">kilometers</text:span>.</text:p>
      <text:h text:style-name="P31" text:outline-level="2"><text:bookmark-start text:name="__RefHeading___Toc122_301007554"/>Extern<text:span text:style-name="T1">al</text:span><text:bookmark-end text:name="__RefHeading___Toc122_301007554"/></text:h>
      <text:p text:style-name="P9"><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10">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10">is</text:span> expected to continue as social media <text:span text:style-name="T11">continues</text:span> to gain presence up to an 11% growth in the market over the next 5 years.</text:p>
      <text:p text:style-name="P10">A marketing challenge that was expected was that of online shopping. With the internet being a primary resource for many, shops have migrated to partial online stores or some have even completely moved to online storefronts from physical. This change to online would be <text:soft-page-break/>relatively easy as White recognized it’s happening and had begun adopting an online store for 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2">s</text:span> online competition, in particular, from Indochino. Indochino <text:span text:style-name="T12">is</text:span> a company that <text:span text:style-name="T13">requires</text:span> customers to send in their measurements and would in turn send a tailored suit along with alteration credits if needed. The suits <text:span text:style-name="T14">are</text:span> however of a lower quality than those typically sold at White Clothiers and <text:span text:style-name="T15">has</text:span> an inconsistent fit.</text:p>
      <text:p text:style-name="Text_20_body">The final major competition <text:span text:style-name="T16">comes</text:span> from major retailers such as Moore’s which <text:span text:style-name="T17">has</text:span> a major market capture of $2.8 billion. The company advertise<text:span text:style-name="T18">s</text:span> through a wide variety of channels and offer<text:span text:style-name="T19">s</text:span> affordable suits ranging from $200 - $600. The employees <text:span text:style-name="T20">are</text:span> often employed part time instead of permanent and alterations <text:span text:style-name="T21">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text:soft-page-break/>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2">s</text:span>. They are often accompanied by a guardian and have very little experience or brand loyalty. They are the most likely to shop online and exhibit a strong desire for the most affordable options.</text:p>
      <text:h text:style-name="P25" text:outline-level="1"><text:bookmark-start text:name="__RefHeading___Toc510_630736682"/>Target Market Selection<text:bookmark-end text:name="__RefHeading___Toc510_630736682"/></text:h>
      <text:p text:style-name="P12">Out of the three types of customers; senior level professionals, professionals, and students, the most efficent category to focus on would be the professionals.</text:p>
      <text:p text:style-name="P12">Senior level professionals know exactly what they want and tend to be willing to purchase a large amount on specific brands. This is mainly due to their tendancy to be loyal to a single suit brand. <text:span text:style-name="T23">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3"><text:soft-page-break/>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3">Professionals are the people that need suits within a short period of time. Because they are 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3">Professionals shop both online and in-store so the store expansion and website maintenance <text:span text:style-name="T26">expendatures</text:span> should imrpove the income from them. <text:span text:style-name="T27">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4">the store expansion is a very high risk. The third option of bringing the store to the customer would also work as they are the most-frequent purchasing group out of the three.</text:span></text:p>
      <text:h text:style-name="P24" text:outline-level="1"><text:bookmark-start text:name="__RefHeading___Toc124_301007554"/>Market Plan<text:bookmark-end text:name="__RefHeading___Toc124_301007554"/></text:h>
      <text:h text:style-name="P33" text:outline-level="2"><text:bookmark-start text:name="__RefHeading___Toc345_630736682"/><text:span text:style-name="T2">Price</text:span><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text:soft-page-break/>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added charge for delivery.</text:p>
      <text:h text:style-name="P32" text:outline-level="2"><text:bookmark-start text:name="__RefHeading___Toc347_630736682"/>Product<text:bookmark-end text:name="__RefHeading___Toc347_630736682"/></text:h>
      <text:p text:style-name="P6">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32" text:outline-level="2"><text:bookmark-start text:name="__RefHeading___Toc349_630736682"/>Place<text:bookmark-end text:name="__RefHeading___Toc349_630736682"/></text:h>
      <text:p text:style-name="P7">The main appeal of this marketing plan is the convenience of its location. <text:s/>Instead of <text:soft-page-break/>shopping around at several locations to try and find the right style, fit, and price, the customer can sit down one-on-one with an expert on fine menswear in the comfort of their own home.</text:p>
      <text:h text:style-name="P32" text:outline-level="2"><text:bookmark-start text:name="__RefHeading___Toc351_630736682"/>Promotion<text:bookmark-end text:name="__RefHeading___Toc351_630736682"/></text:h>
      <text:p text:style-name="P8">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23" text:outline-level="1"><text:bookmark-start text:name="__RefHeading___Toc353_630736682"/>Financial Analysis<text:bookmark-end text:name="__RefHeading___Toc353_630736682"/></text:h>
      <text:p text:style-name="P14">There are 3 main options presented in this case. David E. White can either expand his store and add in a show room, improve his website, hire door to door sales reps, or a combination of the three. <text:span text:style-name="T38">White can also simply do nothing and let the company ride the market trend. </text:span>The <text:span text:style-name="T38">last</text:span> option, sell his company, is an option; however will not be considered in this report.</text:p>
      <text:h text:style-name="P34" text:outline-level="2"><text:span text:style-name="T36">Custom </text:span>Show Room</text:h>
      <text:p text:style-name="P14"><text:bookmark text:name="financialAnal - Show Room"/>The investment that would have the highest risk would be to <text:span text:style-name="T30">expand the store by adding in a custom show room. This would involve repurposing part of the building designed to showcase art into displaying custom suiting options. The rennovations in total would cost $30,000; however, the income would only improve a small amount. 80% of customers would spend $695 on a suit and $165 on a shirt, 20% of customers would spend $1,000 on a suit and $250 on a </text:span><text:soft-page-break/><text:span text:style-name="T30">shirt, and an additional $250 each month in accessories.</text:span></text:p>
      <text:p text:style-name="P15">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5">page </text:span><text:span text:style-name="T35"><text:bookmark-ref text:reference-format="page" text:ref-name="__RefHeading___Toc1748_630736682">12</text:bookmark-ref></text:span>). <text:span text:style-name="T37">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rouble.</text:span></text:p>
      <text:h text:style-name="P35" text:outline-level="2">Website</text:h>
      <text:p text:style-name="P17">After looking up the website, David E. White<text:note text:id="ftn0" text:note-class="footnote"><text:note-citation>2</text:note-citation><text:note-body><text:p text:style-name="P69"><text:a xlink:type="simple" xlink:href="https://www.davidewhite.com/" text:style-name="Internet_20_link" text:visited-style-name="Visited_20_Internet_20_Link">https://www.davidewhite.com/</text:a><text:tab/></text:p></text:note-body></text:note>, <text:span text:style-name="T39">and assuming this is the same website seeing as though one of the locations listed on the website is London, patches would be beneficial. 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which will deter sceptical and non tech-savvy customers.</text:span></text:p>
      <text:p text:style-name="P18"><text:soft-page-break/>The website, assuming that the developer would only modify the css files in order to fix the layout, might take 100 hours to complete. At an estimated rate<text:note text:id="ftn2" text:note-class="footnote"><text:note-citation>3</text:note-citation><text:note-body><text:p text:style-name="P70"><office:annotation office:name="__Annotation__1929_630736682"><dc:creator>Andrew Lampert</dc:creator><dc:date>2016-02-16T05:32:05.658305361</dc:date><loext:sender-initials>AL</loext:sender-initials><text:list text:continue-numbering="true" text:style-name=""><text:list-item><text:p text:style-name="P72"><text:span text:style-name="T42">Put in actual reference format</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1929_630736682"/></text:p></text:note-body></text:note> of $25 / hour, <text:span text:style-name="T40">fixing the website would cost $2,500. The company has enough cash in order to pay this off easily (10.6% of cash), the amount of income would be less than the next option; hiring sales reps. This option may be considered if hiring the sales reps is successful.</text:span></text:p>
      <text:h text:style-name="P36" text:outline-level="2">Sales Representatives</text:h>
      <text:p text:style-name="P19">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9">Within the first year, the company will have to spend $4,600 once in order to put up an advertisement for the sales reps. David estimated that the sales generated from these reps would be $1080 / month / rep; so to put it in perspective, 1 representative would clear the turn around time for the advertisement investment within 4.5 months. These representatives also need a starter kit. Each kit consists of buisness cards (estimated to be $25 / kit<text:note text:id="ftn3" text:note-class="footnote"><text:note-citation>4</text:note-citation><text:note-body><text:p text:style-name="P71">100 business cards: <office:annotation office:name="__Annotation__2074_630736682"><dc:creator>Andrew Lampert</dc:creator><dc:date>2016-02-16T05:41:51.938277417</dc:date><loext:sender-initials>AL</loext:sender-initials><text:list text:continue-numbering="true" text:style-name=""><text:list-item><text:p text:style-name="P72"><text:span text:style-name="T42">Insert cross reference link to where we got the $25 estimation</text:span></text:p></text:list-item></text:list></office:annotation>...<office:annotation-end office:name="__Annotation__2074_630736682"/></text:p></text:note-body></text:note>), <text:span text:style-name="T41">a website ($0 as it could be a subdomain of the main website: Andrew.DavidEWhite.com), and then clothing samples. The company clearly is not planning on making a profit off of the clothing samples, so as long as they are at or around $475, each sales person's kit will be negligable to their investment. Projecting half way between David's best case scenario and the worst case scenario, </text:span><text:soft-page-break/><text:span text:style-name="T41">the revenue from the sales reps would be $59,400. Assuming that there's a 30% retention rate on the employees after the first year, the probable revenue for the second year will be $129,600.</text:span></text:p>
      <text:p text:style-name="P20">The sales reps, if they are successful, has the shortest turn around time and increase the profits for the company by the most amount.</text:p>
      <text:h text:style-name="P22" text:outline-level="1"><text:bookmark-start text:name="__RefHeading___Toc128_301007554"/>Conclusion<text:bookmark-end text:name="__RefHeading___Toc128_301007554"/></text:h>
      <text:p text:style-name="P3">...</text:p>
      <text:h text:style-name="P28" text:outline-level="1"><text:bookmark-start text:name="__RefHeading___Toc1748_630736682"/>Balance Sheet<text:bookmark-end text:name="__RefHeading___Toc1748_630736682"/></text:h>
      <text:p text:style-name="P30">As At December 31, 2012</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57">ASSETS</text:p>
          </table:table-cell>
          <table:table-cell table:style-name="BalanceSheet.A1" office:value-type="string">
            <text:p text:style-name="P38"/>
          </table:table-cell>
          <table:table-cell table:style-name="BalanceSheet.A1" office:value-type="string">
            <text:p text:style-name="P38"/>
          </table:table-cell>
        </table:table-row>
        <table:table-row table:style-name="BalanceSheet.1">
          <table:table-cell table:style-name="BalanceSheet.A1" office:value-type="string">
            <text:p text:style-name="P42">Current Assets:</text:p>
          </table:table-cell>
          <table:table-cell table:style-name="BalanceSheet.A1" office:value-type="string">
            <text:p text:style-name="P44"/>
          </table:table-cell>
          <table:table-cell table:style-name="BalanceSheet.A1" office:value-type="string">
            <text:p text:style-name="P44"/>
          </table:table-cell>
        </table:table-row>
        <table:table-row table:style-name="BalanceSheet.1">
          <table:table-cell table:style-name="BalanceSheet.A1" office:value-type="string">
            <text:p text:style-name="P42"><text:tab/>Cash</text:p>
          </table:table-cell>
          <table:table-cell table:style-name="BalanceSheet.A1" office:value-type="string">
            <text:p text:style-name="P43">$<text:tab/>26,500</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1">Accounts receivable</text:span></text:p>
          </table:table-cell>
          <table:table-cell table:style-name="BalanceSheet.A1" office:value-type="string">
            <text:p text:style-name="P43"><text:tab/><text:span text:style-name="T32">23,255</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2">Inventory</text:span></text:p>
          </table:table-cell>
          <table:table-cell table:style-name="BalanceSheet.A1" office:value-type="string">
            <text:p text:style-name="P43"><text:tab/><text:span text:style-name="T32">419,433</text:span></text:p>
          </table:table-cell>
          <table:table-cell table:style-name="BalanceSheet.A1" office:value-type="string">
            <text:p text:style-name="P44"/>
          </table:table-cell>
        </table:table-row>
        <table:table-row table:style-name="BalanceSheet.1">
          <table:table-cell table:style-name="BalanceSheet.A1" office:value-type="string">
            <text:p text:style-name="P42"><text:tab/><text:span text:style-name="T33">Prepaid web hosting</text:span></text:p>
          </table:table-cell>
          <table:table-cell table:style-name="BalanceSheet.A1" office:value-type="string">
            <text:p text:style-name="P59">12,000</text:p>
          </table:table-cell>
          <table:table-cell table:style-name="BalanceSheet.A1" office:value-type="string">
            <text:p text:style-name="P53"/>
          </table:table-cell>
        </table:table-row>
        <table:table-row table:style-name="BalanceSheet.1">
          <table:table-cell table:style-name="BalanceSheet.A1" office:value-type="string">
            <text:p text:style-name="P45">Total current assets</text:p>
          </table:table-cell>
          <table:table-cell table:style-name="BalanceSheet.A1" office:value-type="string">
            <text:p text:style-name="P46"/>
          </table:table-cell>
          <table:table-cell table:style-name="BalanceSheet.A1" office:value-type="string">
            <text:p text:style-name="P46">$<text:tab/>488,388</text:p>
          </table:table-cell>
        </table:table-row>
        <table:table-row table:style-name="BalanceSheet.1">
          <table:table-cell table:style-name="BalanceSheet.A1" office:value-type="string">
            <text:p text:style-name="P45"/>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Fixed assets:</text:p>
          </table:table-cell>
          <table:table-cell table:style-name="BalanceSheet.A1" office:value-type="string">
            <text:p text:style-name="P46"/>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Computer equipment</text:span></text:p>
          </table:table-cell>
          <table:table-cell table:style-name="BalanceSheet.A1" office:value-type="string">
            <text:p text:style-name="P48">15,5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Store fixtures</text:span></text:p>
          </table:table-cell>
          <table:table-cell table:style-name="BalanceSheet.A1" office:value-type="string">
            <text:p text:style-name="P50">85,90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perational equipment</text:span></text:p>
          </table:table-cell>
          <table:table-cell table:style-name="BalanceSheet.A1" office:value-type="string">
            <text:p text:style-name="P50">26,450</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Office equipment</text:span></text:p>
          </table:table-cell>
          <table:table-cell table:style-name="BalanceSheet.A1" office:value-type="string">
            <text:p text:style-name="P50">2,908</text:p>
          </table:table-cell>
          <table:table-cell table:style-name="BalanceSheet.A1" office:value-type="string">
            <text:p text:style-name="P46"/>
          </table:table-cell>
        </table:table-row>
        <table:table-row table:style-name="BalanceSheet.1">
          <table:table-cell table:style-name="BalanceSheet.A1" office:value-type="string">
            <text:p text:style-name="P47"><text:tab/><text:span text:style-name="T34">Accumulated depreciation (all assets)</text:span></text:p>
          </table:table-cell>
          <table:table-cell table:style-name="BalanceSheet.A1" office:value-type="string">
            <text:p text:style-name="P48">(28,350)</text:p>
          </table:table-cell>
          <table:table-cell table:style-name="BalanceSheet.A1" office:value-type="string">
            <text:p text:style-name="P46"/>
          </table:table-cell>
        </table:table-row>
        <table:table-row table:style-name="BalanceSheet.1">
          <table:table-cell table:style-name="BalanceSheet.A1" office:value-type="string">
            <text:p text:style-name="P49">Net fixed assets</text:p>
          </table:table-cell>
          <table:table-cell table:style-name="BalanceSheet.A1" office:value-type="string">
            <text:p text:style-name="P48"/>
          </table:table-cell>
          <table:table-cell table:style-name="BalanceSheet.A1" office:value-type="string">
            <text:p text:style-name="P60">102,408</text:p>
          </table:table-cell>
        </table:table-row>
        <table:table-row table:style-name="BalanceSheet.1">
          <table:table-cell table:style-name="BalanceSheet.A1" office:value-type="string">
            <text:p text:style-name="P49"/>
          </table:table-cell>
          <table:table-cell table:style-name="BalanceSheet.A1" office:value-type="string">
            <text:p text:style-name="P48"/>
          </table:table-cell>
          <table:table-cell table:style-name="BalanceSheet.A1" office:value-type="string">
            <text:p text:style-name="P46"/>
          </table:table-cell>
        </table:table-row>
        <table:table-row table:style-name="BalanceSheet.1">
          <table:table-cell table:style-name="BalanceSheet.A1" office:value-type="string">
            <text:p text:style-name="P54">Total assets</text:p>
          </table:table-cell>
          <table:table-cell table:style-name="BalanceSheet.A1" office:value-type="string">
            <text:p text:style-name="P48"/>
          </table:table-cell>
          <table:table-cell table:style-name="BalanceSheet.A1" office:value-type="string">
            <text:p text:style-name="P61">590,796</text:p>
          </table:table-cell>
        </table:table-row>
        <table:table-row table:style-name="BalanceSheet.1">
          <table:table-cell table:style-name="BalanceSheet.A1" office:value-type="string">
            <text:p text:style-name="P54"/>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5">LIABILITIES AND 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Current liabilities:</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Accounts payable</text:p>
          </table:table-cell>
          <table:table-cell table:style-name="BalanceSheet.A1" office:value-type="string">
            <text:p text:style-name="P51">112,345</text:p>
          </table:table-cell>
          <table:table-cell table:style-name="BalanceSheet.A1" office:value-type="string">
            <text:p text:style-name="P64"/>
          </table:table-cell>
        </table:table-row>
        <table:table-row table:style-name="BalanceSheet.1">
          <table:table-cell table:style-name="BalanceSheet.A1" office:value-type="string">
            <text:p text:style-name="P58"><text:tab/>Income taxes payable</text:p>
          </table:table-cell>
          <table:table-cell table:style-name="BalanceSheet.A1" office:value-type="string">
            <text:p text:style-name="P51">9,500</text:p>
          </table:table-cell>
          <table:table-cell table:style-name="BalanceSheet.A1" office:value-type="string">
            <text:p text:style-name="P64"/>
          </table:table-cell>
        </table:table-row>
        <table:table-row table:style-name="BalanceSheet.1">
          <table:table-cell table:style-name="BalanceSheet.A1" office:value-type="string">
            <text:p text:style-name="P58"><text:tab/>Notes payable</text:p>
          </table:table-cell>
          <table:table-cell table:style-name="BalanceSheet.A1" office:value-type="string">
            <text:p text:style-name="P62">48,458</text:p>
          </table:table-cell>
          <table:table-cell table:style-name="BalanceSheet.A1" office:value-type="string">
            <text:p text:style-name="P64"/>
          </table:table-cell>
        </table:table-row>
        <table:table-row table:style-name="BalanceSheet.1">
          <table:table-cell table:style-name="BalanceSheet.A1" office:value-type="string">
            <text:p text:style-name="P58">Total liabilities</text:p>
          </table:table-cell>
          <table:table-cell table:style-name="BalanceSheet.A1" office:value-type="string">
            <text:p text:style-name="P48"/>
          </table:table-cell>
          <table:table-cell table:style-name="BalanceSheet.A1" office:value-type="string">
            <text:p text:style-name="P65">170,30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Equity:</text:p>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8"><text:tab/>Shareholders' capital</text:p>
          </table:table-cell>
          <table:table-cell table:style-name="BalanceSheet.A1" office:value-type="string">
            <text:p text:style-name="P52">25,000</text:p>
          </table:table-cell>
          <table:table-cell table:style-name="BalanceSheet.A1" office:value-type="string">
            <text:p text:style-name="P64"/>
          </table:table-cell>
        </table:table-row>
        <table:table-row table:style-name="BalanceSheet.1">
          <table:table-cell table:style-name="BalanceSheet.A1" office:value-type="string">
            <text:p text:style-name="P58"><text:tab/>Retained earnings</text:p>
          </table:table-cell>
          <table:table-cell table:style-name="BalanceSheet.A1" office:value-type="string">
            <text:p text:style-name="P63">395,493</text:p>
          </table:table-cell>
          <table:table-cell table:style-name="BalanceSheet.A1" office:value-type="string">
            <text:p text:style-name="P64"/>
          </table:table-cell>
        </table:table-row>
        <table:table-row table:style-name="BalanceSheet.1">
          <table:table-cell table:style-name="BalanceSheet.A1" office:value-type="string">
            <text:p text:style-name="P58">Total equity</text:p>
          </table:table-cell>
          <table:table-cell table:style-name="BalanceSheet.A1" office:value-type="string">
            <text:p text:style-name="P48"/>
          </table:table-cell>
          <table:table-cell table:style-name="BalanceSheet.A1" office:value-type="string">
            <text:p text:style-name="P63">420,493</text:p>
          </table:table-cell>
        </table:table-row>
        <table:table-row table:style-name="BalanceSheet.1">
          <table:table-cell table:style-name="BalanceSheet.A1" office:value-type="string">
            <text:p text:style-name="P58"/>
          </table:table-cell>
          <table:table-cell table:style-name="BalanceSheet.A1" office:value-type="string">
            <text:p text:style-name="P48"/>
          </table:table-cell>
          <table:table-cell table:style-name="BalanceSheet.A1" office:value-type="string">
            <text:p text:style-name="P64"/>
          </table:table-cell>
        </table:table-row>
        <table:table-row table:style-name="BalanceSheet.1">
          <table:table-cell table:style-name="BalanceSheet.A1" office:value-type="string">
            <text:p text:style-name="P56">Total liabilities and equity</text:p>
          </table:table-cell>
          <table:table-cell table:style-name="BalanceSheet.A1" office:value-type="string">
            <text:p text:style-name="P48"/>
          </table:table-cell>
          <table:table-cell table:style-name="BalanceSheet.A1" office:value-type="string">
            <text:p text:style-name="P63">$<text:tab/>590, 796</text:p>
          </table:table-cell>
        </table:table-row>
      </table:table>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5:53:29.961843980</dc:date>
    <dc:creator>Andrew Lampert</dc:creator>
    <meta:editing-duration>PT4H50M46S</meta:editing-duration>
    <meta:editing-cycles>169</meta:editing-cycles>
    <meta:document-statistic meta:table-count="2" meta:image-count="0" meta:object-count="0" meta:page-count="14" meta:paragraph-count="130" meta:word-count="2769" meta:character-count="16490" meta:non-whitespace-character-count="13815"/>
  </office:meta>
</office:document-meta>
</file>